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476cm"/>
    </style:style>
    <style:style style:name="Tableau1.B" style:family="table-column">
      <style:table-column-properties style:column-width="7.514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 style:data-style-name="N100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C3" style:family="table-cell" style:data-style-name="N100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 style:data-style-name="N100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455cm" fo:keep-together="always"/>
    </style:style>
    <style:style style:name="Tableau1.A6" style:family="table-cell" style:data-style-name="N100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9" style:family="table-row">
      <style:table-row-properties style:min-row-height="0.397cm" fo:keep-together="always"/>
    </style:style>
    <style:style style:name="Tableau1.A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9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c8d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1e63a3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43c8d6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21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421183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7pt" fo:font-style="normal" officeooo:rsid="0248e61f" officeooo:paragraph-rsid="0248e61f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7pt" fo:font-style="normal" fo:font-weight="normal" officeooo:rsid="00300d16" officeooo:paragraph-rsid="02421183" style:font-size-asian="7pt" style:font-style-asian="normal" style:font-weight-asian="normal" style:font-size-complex="7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22c841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43c8d6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8pt" officeooo:rsid="00300d16" officeooo:paragraph-rsid="0228af9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77710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56d7ec" style:font-size-asian="6pt" style:font-style-asian="normal" style:font-weight-asian="normal" style:font-size-complex="6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50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1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52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966cd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43919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end" style:justify-single-word="false"/>
      <style:text-properties style:font-name="Calibri" fo:font-size="8pt" fo:font-weight="normal" officeooo:paragraph-rsid="02721301" style:font-size-asian="8pt" style:font-weight-asian="normal" style:font-size-complex="8pt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9" style:family="text">
      <style:text-properties officeooo:rsid="0126d79f"/>
    </style:style>
    <style:style style:name="T10" style:family="text">
      <style:text-properties officeooo:rsid="012f134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1fb661c"/>
    </style:style>
    <style:style style:name="T14" style:family="text">
      <style:text-properties officeooo:rsid="01fccb97"/>
    </style:style>
    <style:style style:name="T15" style:family="text">
      <style:text-properties officeooo:rsid="020365b5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0300d16" style:font-size-asian="10pt" style:font-style-asian="normal" style:font-style-complex="normal"/>
    </style:style>
    <style:style style:name="T21" style:family="text">
      <style:text-properties fo:font-style="normal" officeooo:rsid="026966cd" style:font-size-asian="10pt" style:font-style-asian="normal" style:font-style-complex="normal"/>
    </style:style>
    <style:style style:name="T22" style:family="text">
      <style:text-properties fo:font-style="normal" officeooo:rsid="026b854a" style:font-size-asian="10pt" style:font-style-asian="normal" style:font-style-complex="normal"/>
    </style:style>
    <style:style style:name="T23" style:family="text">
      <style:text-properties fo:font-style="normal" officeooo:rsid="026cc667" style:font-size-asian="10pt" style:font-style-asian="normal" style:font-style-complex="normal"/>
    </style:style>
    <style:style style:name="T24" style:family="text">
      <style:text-properties fo:font-style="normal" officeooo:rsid="026ebb67" style:font-size-asian="10pt" style:font-style-asian="normal" style:font-style-complex="normal"/>
    </style:style>
    <style:style style:name="T25" style:family="text">
      <style:text-properties fo:font-style="normal" officeooo:rsid="02721301" style:font-size-asian="10pt" style:font-style-asian="normal" style:font-style-complex="normal"/>
    </style:style>
    <style:style style:name="T26" style:family="text">
      <style:text-properties fo:font-style="normal" officeooo:rsid="027314bc" style:font-size-asian="10pt" style:font-style-asian="normal" style:font-style-complex="normal"/>
    </style:style>
    <style:style style:name="T27" style:family="text">
      <style:text-properties fo:font-style="normal" officeooo:rsid="026cc667" style:font-style-asian="normal" style:font-style-complex="normal"/>
    </style:style>
    <style:style style:name="T28" style:family="text">
      <style:text-properties fo:font-style="normal" officeooo:rsid="026ebb67" style:font-style-asian="normal" style:font-style-complex="normal"/>
    </style:style>
    <style:style style:name="T29" style:family="text">
      <style:text-properties fo:font-style="normal" officeooo:rsid="027314bc" style:font-style-asian="normal" style:font-style-complex="normal"/>
    </style:style>
    <style:style style:name="T30" style:family="text">
      <style:text-properties fo:font-style="normal" officeooo:rsid="026966cd" style:font-style-asian="normal" style:font-style-complex="normal"/>
    </style:style>
    <style:style style:name="T31" style:family="text">
      <style:text-properties fo:font-style="normal" officeooo:rsid="026b854a" style:font-style-asian="normal" style:font-style-complex="normal"/>
    </style:style>
    <style:style style:name="T32" style:family="text">
      <style:text-properties fo:font-style="normal" officeooo:rsid="00300d16" style:font-style-asian="normal" style:font-style-complex="normal"/>
    </style:style>
    <style:style style:name="T33" style:family="text">
      <style:text-properties fo:font-style="normal" officeooo:rsid="02721301" style:font-style-asian="normal" style:font-style-complex="normal"/>
    </style:style>
    <style:style style:name="T34" style:family="text">
      <style:text-properties officeooo:rsid="02643919"/>
    </style:style>
    <style:style style:name="T35" style:family="text">
      <style:text-properties officeooo:rsid="02649b0f"/>
    </style:style>
    <style:style style:name="T36" style:family="text">
      <style:text-properties officeooo:rsid="0265a396"/>
    </style:style>
    <style:style style:name="T37" style:family="text">
      <style:text-properties officeooo:rsid="0270596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8"><text:text-input text:description="&lt;company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5">Assigné à <text:text-input text:description="&lt;(o.assigned_workcenter and o.assigned_workcenter.name) or '(Personne)' &gt;">Nom</text:text-input> et imprimé le <text:text-input text:description="&lt;formatLang(time.strftime('%Y-%m-%d'),date = True)&gt;">Date d'impression</text:text-input></text:p>
          </table:table-cell>
          <table:table-cell office:value-type="string">
            <text:p text:style-name="P6"><text:span text:style-name="T4">État: </text:span><text:span text:style-name="T3"><text:text-input text:description="&lt;get_selection_item(o,&quot;state&quot;)&gt;">Etat</text:text-input></text:span></text:p>
          </table:table-cell>
        </table:table-row>
      </table:table>
      <text:p text:style-name="P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5"><text:span text:style-name="T8">Ordre de production</text:span> <text:span text:style-name="T7">N°: </text:span><text:span text:style-name="T7"><text:text-input text:description="&lt;o.name&gt;">Order No</text:text-input></text:span></text:p>
          </table:table-cell>
          <table:table-cell table:style-name="Tableau7.B1" office:value-type="string">
            <text:p text:style-name="P12"><text:text-input text:description="&lt;if test=&quot;o.date_start and o.date_finished&quot;&gt;">If</text:text-input></text:p>
            <text:p text:style-name="P34"><text:span text:style-name="T13">Planifié</text:span> <text:span text:style-name="T10">du</text:span> <text:span text:style-name="T5"><text:text-input text:description="&lt;formatLang(o.date_start,date=True)&gt;">Date de début</text:text-input></text:span></text:p>
            <text:p text:style-name="P34"><text:span text:style-name="T14">ju</text:span><text:span text:style-name="T15">s</text:span><text:span text:style-name="T14">qu'</text:span><text:span text:style-name="T13">a</text:span><text:span text:style-name="T9">u </text:span><text:span text:style-name="T5"><text:text-input text:description="&lt;formatLang(o.date_finished,date=True)&gt;">Date de fin</text:text-input></text:span></text:p>
            <text:p text:style-name="P11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4">Origine</text:p>
            </table:table-cell>
            <table:table-cell table:style-name="Tableau5.A1" office:value-type="string">
              <text:p text:style-name="P24">Produit</text:p>
            </table:table-cell>
            <table:table-cell table:style-name="Tableau5.C1" office:value-type="string">
              <text:p text:style-name="P25">Quantité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18"><text:text-input text:description="&lt;o.origin&gt;">Origine</text:text-input></text:p>
          </table:table-cell>
          <table:table-cell table:style-name="Tableau5.A2" office:value-type="float" office:value="0">
            <text:p text:style-name="P16"><text:span text:style-name="T11"><text:text-input text:description="&lt;(o.bom_id and (o.bom_id.name)) or ''&gt;">Code</text:text-input></text:span> <text:span text:style-name="T16">- </text:span><text:text-input text:description="&lt;o.product_id  and o.product_id.name&gt;">Produit</text:text-input></text:p>
          </table:table-cell>
          <table:table-cell table:style-name="Tableau5.C2" office:value-type="float" office:value="0">
            <text:p text:style-name="P17"><text:text-input text:description="&lt;formatLang(o.product_qty)&gt;">0.0</text:text-input> <text:text-input text:description="&lt;o.product_uom and o.product_uom.name&gt;">Uom</text:text-input></text:p>
          </table:table-cell>
        </table:table-row>
      </table:table>
      <text:p text:style-name="P5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26">BL</text:p>
            </table:table-cell>
            <table:table-cell table:style-name="Tableau4.A1" office:value-type="string">
              <text:p text:style-name="P27">CP</text:p>
            </table:table-cell>
            <table:table-cell table:style-name="Tableau4.A1" office:value-type="string">
              <text:p text:style-name="P28">Client</text:p>
            </table:table-cell>
            <table:table-cell table:style-name="Tableau4.D1" office:value-type="string">
              <text:p text:style-name="P29">Ville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4"><text:text-input text:description="&lt;o.move_prod_id and o.move_prod_id.picking_id  and o.move_prod_id.picking_id.name&gt;">BL</text:text-input></text:p>
          </table:table-cell>
          <table:table-cell table:style-name="Tableau4.A2" office:value-type="float" office:value="0">
            <text:p text:style-name="P19"><text:text-input text:description="&lt;o.partner_address_id and o.partner_address_id.zip&gt;">Code postal</text:text-input></text:p>
          </table:table-cell>
          <table:table-cell table:style-name="Tableau4.A2" office:value-type="float" office:value="0">
            <text:p text:style-name="P19"><text:text-input text:description="&lt;o.partner_id and o.partner_id.name&gt;">Client</text:text-input></text:p>
          </table:table-cell>
          <table:table-cell table:style-name="Tableau4.D2" office:value-type="float" office:value="0">
            <text:p text:style-name="P19"><text:text-input text:description="&lt;o.partner_address_id and o.partner_address_id.city&gt;">Ville</text:text-input></text:p>
          </table:table-cell>
        </table:table-row>
      </table:table>
      <text:p text:style-name="P50"/>
      <text:p text:style-name="P52"><text:span text:style-name="T29">Début d'</text:span><text:span text:style-name="T30">approvisionnement </text:span><text:span text:style-name="T31">aux alentours du</text:span><text:span text:style-name="T30"> </text:span><text:span text:style-name="T32"><text:text-input text:description="&lt;formatLang(date_procurement(o) ,date=True)&gt;">date d'appro.</text:text-input></text:span><text:span text:style-name="T32">.</text:span></text:p>
      <text:p text:style-name="P53"><text:span text:style-name="T34">Début </text:span><text:span text:style-name="T36">de </text:span><text:span text:style-name="T34">fabrication </text:span><text:span text:style-name="T35">prévue </text:span><text:span text:style-name="T36">pour</text:span><text:span text:style-name="T34"> le </text:span><text:span text:style-name="T32"><text:text-input text:description="&lt;formatLang(o.date_planned,date=True)&gt;">date prévue</text:text-input></text:span><text:span text:style-name="T32">.</text:span></text:p>
      <text:p text:style-name="P54"><text:span text:style-name="T19">Livraison </text:span><text:span text:style-name="T37">planifiée</text:span><text:span text:style-name="T19"> pour le </text:span><text:span text:style-name="T32"><text:text-input text:description="&lt;formatLang(o.move_prod_id and o.move_prod_id.picking_id  and o.move_prod_id.picking_id.date,date=True)&gt;">date de livraison</text:text-input></text:span><text:span text:style-name="T32">.</text:span></text:p>
      <text:p text:style-name="P55"><text:span text:style-name="T28">L</text:span><text:span text:style-name="T27">ivraison </text:span><text:span text:style-name="T28">probable </text:span><text:span text:style-name="T31">aux alentours</text:span><text:span text:style-name="T27"> </text:span><text:span text:style-name="T33">du</text:span><text:span text:style-name="T27"> </text:span><text:span text:style-name="T32"><text:text-input text:description="&lt;formatLang(date_shipping(o) ,date=True)&gt;">date de livraison</text:text-input></text:span><text:span text:style-name="T32">.</text:span></text:p>
      <text:p text:style-name="P5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0">Produit</text:p>
            </table:table-cell>
            <table:covered-table-cell/>
            <table:table-cell table:style-name="Tableau1.A1" office:value-type="string">
              <text:p text:style-name="P23"><text:s/><text:span text:style-name="T17">Qté</text:span> </text:p>
            </table:table-cell>
            <table:table-cell table:style-name="Tableau1.A1" office:value-type="string">
              <text:p text:style-name="P32">Unité</text:p>
            </table:table-cell>
            <table:table-cell table:style-name="Tableau1.A1" office:value-type="string">
              <text:p text:style-name="P33">☐</text:p>
            </table:table-cell>
            <table:table-cell table:style-name="Tableau1.A1" office:value-type="string">
              <text:p text:style-name="P31">État <text:span text:style-name="T18">du mouvement</text:span></text:p>
            </table:table-cell>
            <table:table-cell table:style-name="Tableau1.G1" office:value-type="string">
              <text:p text:style-name="P22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21"><text:text-input text:description="&lt;for each=&quot;line in o.move_all_src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table:number-columns-spanned="2" office:value-type="float" office:value="0">
            <text:p text:style-name="P14"><text:text-input text:description="&lt;line.product_id.code&gt;">Référence</text:text-input></text:p>
            <text:p text:style-name="P40"><text:text-input text:description="&lt;line.product_id.name&gt;">Nom</text:text-input></text:p>
            <text:p text:style-name="P46"><text:text-input text:description="&lt;manufacturer(line.product_id)&gt;">Marque</text:text-input></text:p>
          </table:table-cell>
          <table:covered-table-cell/>
          <table:table-cell table:style-name="Tableau1.C3" table:number-rows-spanned="3" office:value-type="float" office:value="0">
            <text:p text:style-name="P9"><text:text-input text:description="&lt;formatLang( line.product_qty)&gt;">0.00</text:text-input></text:p>
          </table:table-cell>
          <table:table-cell table:style-name="Tableau1.C3" table:number-rows-spanned="3" office:value-type="float" office:value="0">
            <text:p text:style-name="P20"><text:text-input text:description="&lt;line.product_uom and line.product_uom.name&gt;">Uom</text:text-input></text:p>
          </table:table-cell>
          <table:table-cell table:style-name="Tableau1.C3" table:number-rows-spanned="3" office:value-type="float" office:value="0">
            <text:p text:style-name="P13"><text:text-input text:description="&lt;if test=&quot;line.status_received&quot;&gt;">If</text:text-input></text:p>
            <text:p text:style-name="P43">☑</text:p>
            <text:p text:style-name="P39"><text:span text:style-name="T6"><text:text-input text:description="&lt;/if&gt;">Endif</text:text-input></text:span> </text:p>
            <text:p text:style-name="P13"><text:text-input text:description="&lt;if test=&quot;not line.status_received&quot;&gt;">If</text:text-input></text:p>
            <text:p text:style-name="P44">☐</text:p>
            <text:p text:style-name="P39"><text:span text:style-name="T6"><text:text-input text:description="&lt;/if&gt;">Endif</text:text-input></text:span><text:span text:style-name="T12"> </text:span></text:p>
          </table:table-cell>
          <table:table-cell table:style-name="Tableau1.C3" office:value-type="float" office:value="0">
            <text:p text:style-name="P37"><text:text-input text:description="&lt;(line.picking_id and (line.picking_id.name + '|')) or (o.picking_id and (o.picking_id.name + '|'))&gt;">Nom du Bon</text:text-input> <text:text-input text:description="&lt;line.name&gt;">Nom du mouvement</text:text-input></text:p>
          </table:table-cell>
          <table:table-cell table:style-name="Tableau1.G3" table:number-rows-spanned="3">
            <text:p text:style-name="P42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35"><text:text-input text:description="&lt;line.status_status&gt;">Statut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C3" office:value-type="float" office:value="0">
            <text:p text:style-name="P38"><text:text-input text:description="&lt;line.status_dedicated&gt;">Réservé</text:text-input></text:p>
          </table:table-cell>
          <table:covered-table-cell/>
        </table:table-row>
        <table:table-row table:style-name="Tableau1.6">
          <table:table-cell table:style-name="Tableau1.A6" table:number-columns-spanned="7" office:value-type="float" office:value="0">
            <text:p text:style-name="P10"><text:text-input text:description="&lt;for each=&quot;packline in line.product_id.purchase_pack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3" office:value-type="float" office:value="0">
            <text:p text:style-name="Table_20_Contents">►</text:p>
          </table:table-cell>
          <table:table-cell table:style-name="Tableau1.A3" office:value-type="float" office:value="0">
            <text:p text:style-name="P15"><text:text-input text:description="&lt;packline.product_id.code&gt;">Référence</text:text-input></text:p>
            <text:p text:style-name="P41"><text:text-input text:description="&lt;packline.product_id.name&gt;">Nom</text:text-input></text:p>
            <text:p text:style-name="P47"><text:text-input text:description="&lt;manufacturer(packline.product_id)&gt;">Marque</text:text-input></text:p>
          </table:table-cell>
          <table:table-cell table:style-name="Tableau1.C3" office:value-type="float" office:value="0">
            <text:p text:style-name="P9"><text:text-input text:description="&lt;formatLang( packline.quantity)&gt;">0.00</text:text-input></text:p>
          </table:table-cell>
          <table:table-cell table:style-name="Tableau1.C3" office:value-type="float" office:value="0">
            <text:p text:style-name="P20"><text:text-input text:description="&lt;packline.product_uom_id and packline.product_uom_id.name&gt;">Uom</text:text-input></text:p>
          </table:table-cell>
          <table:table-cell table:style-name="Tableau1.C3">
            <text:p text:style-name="P8"/>
          </table:table-cell>
          <table:table-cell table:style-name="Tableau1.C3" office:value-type="float" office:value="0">
            <text:p text:style-name="P36">Lot de matériel</text:p>
          </table:table-cell>
          <table:table-cell table:style-name="Tableau1.G3">
            <text:p text:style-name="P42"/>
          </table:table-cell>
        </table:table-row>
        <table:table-row table:style-name="Tableau1.6">
          <table:table-cell table:style-name="Tableau1.A6" table:number-columns-spanned="7" office:value-type="float" office:value="0">
            <text:p text:style-name="P1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6" office:value-type="float" office:value="0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9">
            <text:p text:style-name="P21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1</text:page-number></text:span><text:span text:style-name="MT2"> 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7T17:14:09.01</dc:date>
    <meta:editing-duration>P1DT7H44M54S</meta:editing-duration>
    <meta:editing-cycles>788</meta:editing-cycles>
    <meta:generator>LibreOffice/3.6$Windows_x86 LibreOffice_project/2ef5aff-a6fb0ff-166bdff-cf087ad-0f1389</meta:generator>
    <meta:document-statistic meta:table-count="6" meta:image-count="0" meta:object-count="0" meta:page-count="1" meta:paragraph-count="57" meta:word-count="124" meta:character-count="648" meta:non-whitespace-character-count="577"/>
    <meta:user-defined meta:name="Info 1"/>
    <meta:user-defined meta:name="Info 2"/>
    <meta:user-defined meta:name="Info 3"/>
    <meta:user-defined meta:name="Info 4"/>
  </office:meta>
</office:document-meta>
</file>